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svg:font-family="'Linux Biolinum'"/>
    <style:font-face style:name="Linux Libertine" svg:font-family="'Linux Libertine'"/>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padding="0cm" fo:border="none" style:shadow="none"/>
      <style:text-properties officeooo:rsid="000af33e" officeooo:paragraph-rsid="000af33e"/>
    </style:style>
    <style:style style:name="P2" style:family="paragraph" style:parent-style-name="Standard">
      <style:paragraph-properties fo:text-align="center" style:justify-single-word="false" fo:padding="0cm" fo:border="none" style:shadow="none"/>
      <style:text-properties officeooo:rsid="000af33e" officeooo:paragraph-rsid="000af33e"/>
    </style:style>
    <style:style style:name="P3" style:family="paragraph" style:parent-style-name="Standard">
      <style:paragraph-properties fo:text-align="start" style:justify-single-word="false" fo:padding="0cm" fo:border="none" style:shadow="none"/>
      <style:text-properties officeooo:rsid="000af33e" officeooo:paragraph-rsid="00205a74"/>
    </style:style>
    <style:style style:name="P4" style:family="paragraph" style:parent-style-name="Standard">
      <style:paragraph-properties fo:text-align="justify" style:justify-single-word="false" fo:padding="0cm" fo:border="none" style:shadow="none"/>
      <style:text-properties officeooo:rsid="00205a74" officeooo:paragraph-rsid="00205a74"/>
    </style:style>
    <style:style style:name="P5" style:family="paragraph" style:parent-style-name="Standard">
      <style:paragraph-properties fo:text-align="center" style:justify-single-word="false" fo:padding="0cm" fo:border="none" style:shadow="none"/>
      <style:text-properties officeooo:rsid="00205a74" officeooo:paragraph-rsid="00205a74"/>
    </style:style>
    <style:style style:name="P6" style:family="paragraph" style:parent-style-name="Standard">
      <style:paragraph-properties fo:text-align="justify" style:justify-single-word="false" fo:padding="0cm" fo:border="none" style:shadow="none"/>
      <style:text-properties officeooo:rsid="0021120a" officeooo:paragraph-rsid="0021120a"/>
    </style:style>
    <style:style style:name="P7" style:family="paragraph" style:parent-style-name="Standard">
      <style:paragraph-properties fo:text-align="start" style:justify-single-word="false" fo:padding="0cm" fo:border="none" style:shadow="none"/>
      <style:text-properties fo:font-weight="bold" officeooo:rsid="00205a74" officeooo:paragraph-rsid="00205a74" style:font-weight-asian="bold" style:font-weight-complex="bold"/>
    </style:style>
    <style:style style:name="P8" style:family="paragraph" style:parent-style-name="Standard">
      <style:paragraph-properties fo:text-align="justify" style:justify-single-word="false" fo:padding="0cm" fo:border="none" style:shadow="none"/>
      <style:text-properties fo:font-weight="bold" officeooo:rsid="00205a74" officeooo:paragraph-rsid="00205a74" style:font-weight-asian="bold" style:font-weight-complex="bold"/>
    </style:style>
    <style:style style:name="P9" style:family="paragraph" style:parent-style-name="Standard">
      <style:paragraph-properties fo:text-align="justify" style:justify-single-word="false" fo:padding="0cm" fo:border="none" style:shadow="none"/>
      <style:text-properties fo:font-weight="bold" officeooo:rsid="0021120a" officeooo:paragraph-rsid="0021120a" style:font-weight-asian="bold" style:font-weight-complex="bold"/>
    </style:style>
    <style:style style:name="P10" style:family="paragraph" style:parent-style-name="Standard" style:list-style-name="L1">
      <style:paragraph-properties fo:text-align="justify" style:justify-single-word="false" fo:padding="0cm" fo:border="none" style:shadow="none"/>
      <style:text-properties officeooo:rsid="00205a74" officeooo:paragraph-rsid="00205a74"/>
    </style:style>
    <style:style style:name="T1" style:family="text">
      <style:text-properties officeooo:rsid="000c8032"/>
    </style:style>
    <style:style style:name="T2" style:family="text">
      <style:text-properties officeooo:rsid="00206869"/>
    </style:style>
    <style:style style:name="T3" style:family="text">
      <style:text-properties officeooo:rsid="0020f115"/>
    </style:style>
    <style:style style:name="T4" style:family="text">
      <style:text-properties officeooo:rsid="00230898"/>
    </style:style>
    <style:style style:name="T5" style:family="text">
      <style:text-properties officeooo:rsid="00241e16"/>
    </style:style>
    <style:style style:name="T6" style:family="text">
      <style:text-properties officeooo:rsid="0025ca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SP möge beschließen:</text:p>
      <text:p text:style-name="P1"/>
      <text:p text:style-name="P2">„<text:span text:style-name="T3">1</text:span>. Satzung zur Änderung der Neufassung der Satzung der Studierendenschaft</text:p>
      <text:p text:style-name="P2">der Rheinischen Friedrich-Wilhelms-Universität Bonn</text:p>
      <text:p text:style-name="P2">- <text:span text:style-name="T3">1.</text:span> Satzungsänderungssatzung -</text:p>
      <text:p text:style-name="P2">(SÄS <text:span text:style-name="T3">1</text:span>)</text:p>
      <text:p text:style-name="P2">vom &lt;Datum&gt;</text:p>
      <text:p text:style-name="P1"/>
      <text:p text:style-name="P1">Aufgrund § 53 Abs. 4 des Gesetzes über die Hochschulen des Landes Nordrhein-Westfalen (HG NRW) vom 31. Oktober 2006 (GV. NRW. S. 474), in Kraft getreten am 1. Januar 2007, zuletzt geändert durch <text:span text:style-name="T1">Artikel 1 des Gesetzes vom 3. Dezember 2013 (GV. NRW. S. 723), in Kraft getreten am 12. Dezember 2013, </text:span>und § 50 der Neufassung der Satzung der Studierendenschaft vom <text:span text:style-name="T1">16</text:span>. <text:span text:style-name="T1">Oktober</text:span> 20<text:span text:style-name="T1">1</text:span>3 (Amtliche Bekanntmachungen der Rheinischen Friedrich-Wilhelms-Universität Bonn vom <text:span text:style-name="T1">21</text:span>. <text:span text:style-name="T1">Oktober 2013</text:span>, <text:span text:style-name="T1">43</text:span>. Jahrgang, Nr. <text:span text:style-name="T1">63</text:span>) <text:s/>hat das Studierendenparlament folgende Änderungssatzung beschlossen:</text:p>
      <text:p text:style-name="P1"/>
      <text:p text:style-name="P2">Artikel I</text:p>
      <text:p text:style-name="P1">Die Satzung der Studierendenschaft der Rheinischen Friedrich-Wilhelms-Universität Bonn in der Neufassung vom <text:span text:style-name="T1">16</text:span>. <text:span text:style-name="T1">Oktober</text:span> 20<text:span text:style-name="T1">1</text:span>3 (Amtliche Bekanntmachungen der Rheinischen Friedrich- Wilhelms-Universität Bonn vom <text:span text:style-name="T1">21. Oktober 2013</text:span>, <text:span text:style-name="T1">43</text:span>. Jahrgang, Nr. <text:span text:style-name="T1">63</text:span>) <text:span text:style-name="T1">wird wie folgt geändert:</text:span></text:p>
      <text:p text:style-name="P1"/>
      <text:p text:style-name="P7">§ 22 (1) wird wie folgt neu gefasst:</text:p>
      <text:p text:style-name="P3"/>
      <text:p text:style-name="P4">(1) <text:s/>Die Studierendenschaft gliedert sich in Fachschaften gemäß der Anlage „Fachschaftenliste“ zur FKGO, in der jede an der Universität Bonn <text:span text:style-name="T2">mögliche</text:span> Kombination von Studienfach und <text:span text:style-name="T2">angestrebtem </text:span>Abschluss <text:span text:style-name="T5">(Fach-Abschluss-Kombination, FAK)</text:span> einer Fachschaft zugeordnet wird. Falls die Besonderheiten eines Faches es erfordern, können weitere Kriterien zur Zuordnung herangezogen werden. Die Anlage „Fachschaftenliste“ zur FKGO bedarf zu ihrer Gültigkeit der Bestätigung durch das SP. Die Fachschaft besteht unter Berücksichtigung des Abs. 3 aus den Studierenden der ihr zugeordneten F<text:span text:style-name="T6">AK</text:span>.</text:p>
      <text:p text:style-name="P4"/>
      <text:p text:style-name="P4"/>
      <text:p text:style-name="P9">In § 26 (1) wird „5. sowie darüber hinaus den nach § 27 Abs. 5 gewählten Vertreterinnen ihrer Studiengänge.“ ersetzt durch:</text:p>
      <text:p text:style-name="P6"/>
      <text:p text:style-name="P6">5. sowie darüber hinaus den nach § 27 Abs. 5 gewählten Vertreterinnen ihrer Fach-Abschluss-Kombinationen.</text:p>
      <text:p text:style-name="P4"/>
      <text:p text:style-name="P4"/>
      <text:p text:style-name="P9">§ 27 (5) wird wie folgt neu gefasst:</text:p>
      <text:p text:style-name="P6"/>
      <text:p text:style-name="P6">(5) Sind in einer Fachschaft mehrere <text:span text:style-name="T5">FAK</text:span> zusammengefasst, so soll die FSV für jede dieser F<text:span text:style-name="T5">AK</text:span> zwei <text:span text:style-name="T4">zusätzliche </text:span>Referentinnen in den FSR wählen, die einen Studiengang mit dieser F<text:span text:style-name="T5">AK</text:span> studieren.</text:p>
      <text:p text:style-name="P4"/>
      <text:p text:style-name="P4"/>
      <text:p text:style-name="P8">§ 31 (3) wird wie folgt neu gefasst:</text:p>
      <text:p text:style-name="P4"/>
      <text:p text:style-name="P4">(3) Die FK gibt sich eine Geschäftsordnung (FKGO). Sie ist in der AKUT und an geeigneter Stelle im Internet zu veröffentlichen. Diese enthält insbesondere Regelungen über</text:p>
      <text:list xml:id="list7447530539756004215" text:style-name="L1">
        <text:list-item>
          <text:p text:style-name="P10">Art, Form und Frist der Einberufung und Beschlussfassung,</text:p>
        </text:list-item>
        <text:list-item>
          <text:p text:style-name="P10">Wahl des FSK,</text:p>
        </text:list-item>
        <text:list-item>
          <text:p text:style-name="P10">Kriterien für die Verteilung der Fachschaftsgelder gemäß § 43 Abs. 2 und</text:p>
        </text:list-item>
        <text:list-item>
          <text:p text:style-name="P10"><text:soft-page-break/>als Anlage die Liste der Fachschaften der RFWU („Fachschaftenliste“).</text:p>
        </text:list-item>
      </text:list>
      <text:p text:style-name="P4">Die FKGO wird mit der Mehrheit von 2/3 der anwesenden stimmberechtigten</text:p>
      <text:p text:style-name="P4">Mitglieder einer FK verabschiedet, auf der mindestens 1/5 aller Fachschaften</text:p>
      <text:p text:style-name="P4">vertreten ist. Sie ist in der AKUT zu veröffentlichen.</text:p>
      <text:p text:style-name="P4"/>
      <text:p text:style-name="P4"/>
      <text:p text:style-name="P5">Artikel II</text:p>
      <text:p text:style-name="P4">(1) Diese Satzungsänderungssatzung tritt am Tag nach ihrer Veröffentlichung in Kraft. Sie wird in den Amtlichen Bekanntmachungen der Rheinischen Friedrich-Wilhelms-Universität Bonn veröffentli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Biolinum" svg:font-family="'Linux Biolinum'"/>
    <style:font-face style:name="Linux Libertine" svg:font-family="'Linux Libertine'"/>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Biolinum" fo:font-family="'Linux Biolinum'"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Linux Libertine" fo:font-family="'Linux Libertine'"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fo:font-family="'Linux Libertin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ven Zemanek</meta:initial-creator>
    <meta:creation-date>2014-05-07T00:51:22.220084093</meta:creation-date>
    <dc:date>2014-09-25T08:11:55.191556391</dc:date>
    <dc:creator>Sven Zemanek</dc:creator>
    <meta:editing-duration>PT1H10M55S</meta:editing-duration>
    <meta:editing-cycles>30</meta:editing-cycles>
    <meta:generator>LibreOffice/4.2.6.3$Linux_X86_64 LibreOffice_project/420m0$Build-3</meta:generator>
    <meta:document-statistic meta:table-count="0" meta:image-count="0" meta:object-count="0" meta:page-count="2" meta:paragraph-count="26" meta:word-count="428" meta:character-count="2960" meta:non-whitespace-character-count="2560"/>
  </office:meta>
</office:document-meta>
</file>